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ospace" svg:font-family="monospace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3b4b" officeooo:paragraph-rsid="001d817c"/>
    </style:style>
    <style:style style:name="P2" style:family="paragraph" style:parent-style-name="Standard">
      <style:text-properties style:font-name="Times New Roman" officeooo:rsid="001d817c" officeooo:paragraph-rsid="001d817c"/>
    </style:style>
    <style:style style:name="P3" style:family="paragraph" style:parent-style-name="Standard">
      <style:text-properties style:font-name="Times New Roman" officeooo:rsid="00103b4b" officeooo:paragraph-rsid="001d817c"/>
    </style:style>
    <style:style style:name="P4" style:family="paragraph" style:parent-style-name="Standard">
      <style:text-properties style:font-name="DejaVu Sans Mono" fo:font-size="11pt" officeooo:rsid="001d817c" officeooo:paragraph-rsid="001d817c" style:font-size-asian="11pt" style:font-size-complex="11pt"/>
    </style:style>
    <style:style style:name="P5" style:family="paragraph" style:parent-style-name="Standard">
      <style:text-properties style:font-name="Times New Roman" fo:font-size="16pt" officeooo:rsid="001d817c" officeooo:paragraph-rsid="001d817c" style:font-size-asian="16pt" style:font-size-complex="16pt"/>
    </style:style>
    <style:style style:name="P6" style:family="paragraph" style:parent-style-name="Standard">
      <style:text-properties fo:color="#1818b2" style:font-name="Times New Roman" officeooo:rsid="001d817c" officeooo:paragraph-rsid="001d817c" fo:background-color="#ffffff"/>
    </style:style>
    <style:style style:name="T1" style:family="text">
      <style:text-properties officeooo:rsid="001d817c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officeooo:rsid="001d9d9f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1d817c"/>
    </style:style>
    <style:style style:name="T6" style:family="text">
      <style:text-properties style:use-window-font-color="true" fo:background-color="#ffffff" loext:char-shading-value="0"/>
    </style:style>
    <style:style style:name="T7" style:family="text">
      <style:text-properties officeooo:rsid="001fd7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OBOS Software Installation</text:p>
      <text:p text:style-name="P2"/>
      <text:p text:style-name="P2"/>
      <text:p text:style-name="P2">FOBOS consists of Python scripts for acquisition and analysis and hardware for controller and DUT.</text:p>
      <text:p text:style-name="P2">This guide describes installation of the software (the Python scripts).</text:p>
      <text:p text:style-name="P2"/>
      <text:p text:style-name="P3">The following <text:span text:style-name="T1">installation</text:span> procedure is tested on Linux Ubuntu 16.04.</text:p>
      <text:p text:style-name="P3"/>
      <text:p text:style-name="P1"><text:span text:style-name="T5">1- </text:span><text:span text:style-name="T4">Download FOBOS from </text:span><text:a xlink:type="simple" xlink:href="https://cryptography.gmu.edu/fobos/getfobos.php" text:style-name="Internet_20_link" text:visited-style-name="Visited_20_Internet_20_Link"><text:span text:style-name="T4">https://cryptography.gmu.edu/fobos/getfobos.php</text:span></text:a></text:p>
      <text:p text:style-name="P2">2- Extract the archive into the directory of your choice</text:p>
      <text:p text:style-name="P6"/>
      <text:p text:style-name="P2"><text:span text:style-name="T6">$ tar xvfz fobos-v1.0.tgz</text:span><text:span text:style-name="T2"> </text:span><text:line-break/></text:p>
      <text:p text:style-name="P2">3- Use the following commands to install the necessary Python packages:</text:p>
      <text:p text:style-name="P2"/>
      <text:p text:style-name="P4"><text:span text:style-name="T7">$ </text:span>sudo apt-get install python-pip</text:p>
      <text:p text:style-name="P4"><text:span text:style-name="T7">$ </text:span>sudo pip install pycrypto</text:p>
      <text:p text:style-name="P4"><text:span text:style-name="T7">$ </text:span>sudo pip install numpy</text:p>
      <text:p text:style-name="P4"><text:span text:style-name="T7">$ </text:span>sudo pip install matplotlib</text:p>
      <text:p text:style-name="P4"><text:span text:style-name="T7">$ </text:span>sudo apt-get install python-tk</text:p>
      <text:p text:style-name="P4"><text:span text:style-name="T7">$ </text:span>sudo pip install scipy</text:p>
      <text:p text:style-name="P4"><text:span text:style-name="T7">$ </text:span>sudo pip install configparser</text:p>
      <text:p text:style-name="P2"/>
      <text:p text:style-name="P2">4- Install Digilent Adept from</text:p>
      <text:p text:style-name="P2"><text:a xlink:type="simple" xlink:href="https://reference.digilentinc.com/reference/software/adept/start?redirect=1#software_downloads" text:style-name="Internet_20_link" text:visited-style-name="Visited_20_Internet_20_Link">https://reference.digilentinc.com/reference/software/adept/start?redirect=1#software_downloads </text:a></text:p>
      <text:p text:style-name="P2">This will install libraries needed for <text:span text:style-name="T3">the Digilient DEP protocol used for PC - control board communication.</text:span></text:p>
      <text:p text:style-name="P2"><text:span text:style-name="T3">5</text:span>- <text:span text:style-name="T3">Install Xilinx ISE. </text:span>Make sure to install Cable Drivers in Xilinx ISE installation. If not, you will encountrt issues using Impact to program the board<text:span text:style-name="T3">s</text:span>.</text:p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monospace" svg:font-family="monospace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9S</meta:editing-duration>
    <meta:editing-cycles>6</meta:editing-cycles>
    <meta:generator>LibreOffice/5.1.6.2$Linux_X86_64 LibreOffice_project/10m0$Build-2</meta:generator>
    <dc:date>2018-07-16T18:44:42.692579238</dc:date>
    <meta:document-statistic meta:table-count="0" meta:image-count="0" meta:object-count="0" meta:page-count="1" meta:paragraph-count="19" meta:word-count="152" meta:character-count="1077" meta:non-whitespace-character-count="941"/>
    <meta:user-defined meta:name="Info 1"/>
    <meta:user-defined meta:name="Info 2"/>
    <meta:user-defined meta:name="Info 3"/>
    <meta:user-defined meta:name="Info 4"/>
  </office:meta>
</office:document-meta>
</file>